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eline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Jour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An</text:p>
          </table:table-cell>
          <table:table-cell table:style-name="ce1" office:value-type="string" calcext:value-type="string">
            <text:p>Hrs (1eme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0H19M00S" calcext:value-type="time">
            <text:p>10:19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1H26M00S" calcext:value-type="time">
            <text:p>11:2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8M00S" calcext:value-type="time">
            <text:p>09:3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50M00S" calcext:value-type="time">
            <text:p>17:50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31M00S" calcext:value-type="time">
            <text:p>20:31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4M00S" calcext:value-type="time">
            <text:p>20:5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8M00S" calcext:value-type="time">
            <text:p>09:38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45M00S" calcext:value-type="time">
            <text:p>12:4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style-name="ce3" office:value-type="time" office:time-value="PT13H24M00S" calcext:value-type="time">
            <text:p>13:24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27M00S" calcext:value-type="time">
            <text:p>19:2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04M00S" calcext:value-type="time">
            <text:p>22:04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7H13M00S" calcext:value-type="time">
            <text:p>07:1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7M00S" calcext:value-type="time">
            <text:p>09:3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24M00S" calcext:value-type="time">
            <text:p>17:24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53M00S" calcext:value-type="time">
            <text:p>21:53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19M00S" calcext:value-type="time">
            <text:p>18:19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03M00S" calcext:value-type="time">
            <text:p>09:03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10M00S" calcext:value-type="time">
            <text:p>17:10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58M00S" calcext:value-type="time">
            <text:p>17:58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19M00S" calcext:value-type="time">
            <text:p>18:19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4M00S" calcext:value-type="time">
            <text:p>20:04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31M00S" calcext:value-type="time">
            <text:p>22:31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22M00S" calcext:value-type="time">
            <text:p>18:2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12M00S" calcext:value-type="time">
            <text:p>21:12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4M00S" calcext:value-type="time">
            <text:p>20:04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8H20M00S" calcext:value-type="time">
            <text:p>08:20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3H24M00S" calcext:value-type="time">
            <text:p>03:24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32M00S" calcext:value-type="time">
            <text:p>14:3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56M00S" calcext:value-type="time">
            <text:p>15:56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3H01M00S" calcext:value-type="time">
            <text:p>23:01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26M00S" calcext:value-type="time">
            <text:p>12:26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16M00S" calcext:value-type="time">
            <text:p>20:16: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2M00S" calcext:value-type="time">
            <text:p>20:02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26M00S" calcext:value-type="time">
            <text:p>21:26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53M00S" calcext:value-type="time">
            <text:p>12:53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01M00S" calcext:value-type="time">
            <text:p>14:01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0M00S" calcext:value-type="time">
            <text:p>20:50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39M00S" calcext:value-type="time">
            <text:p>21:39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0H13M00S" calcext:value-type="time">
            <text:p>10:13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07M00S" calcext:value-type="time">
            <text:p>18:07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6H09M00S" calcext:value-type="time">
            <text:p>16:09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07M00S" calcext:value-type="time">
            <text:p>09:07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06M00S" calcext:value-type="time">
            <text:p>21:06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38M00S" calcext:value-type="time">
            <text:p>14:38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10M00S" calcext:value-type="time">
            <text:p>18:10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35M00S" calcext:value-type="time">
            <text:p>15:35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07M00S" calcext:value-type="time">
            <text:p>20:07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52M00S" calcext:value-type="time">
            <text:p>13:5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38M00S" calcext:value-type="time">
            <text:p>20:38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9H37M00S" calcext:value-type="time">
            <text:p>09:37: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3M00S" calcext:value-type="time">
            <text:p>20:53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13M00S" calcext:value-type="time">
            <text:p>19:13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04M00S" calcext:value-type="time">
            <text:p>19:04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9H07M00S" calcext:value-type="time">
            <text:p>19:07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37M00S" calcext:value-type="time">
            <text:p>13:37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03M00S" calcext:value-type="time">
            <text:p>17:03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23M00S" calcext:value-type="time">
            <text:p>17:23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29M00S" calcext:value-type="time">
            <text:p>22:29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5H58M00S" calcext:value-type="time">
            <text:p>15:58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0H51M00S" calcext:value-type="time">
            <text:p>20:5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06M00S" calcext:value-type="time">
            <text:p>01:06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8H42M00S" calcext:value-type="time">
            <text:p>18:42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41M00S" calcext:value-type="time">
            <text:p>13:41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48M00S" calcext:value-type="time">
            <text:p>14:48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1H13M00S" calcext:value-type="time">
            <text:p>21:13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22H57M00S" calcext:value-type="time">
            <text:p>22:57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4H26M00S" calcext:value-type="time">
            <text:p>14:26: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7H32M00S" calcext:value-type="time">
            <text:p>17:32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14M00S" calcext:value-type="time">
            <text:p>14:14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10M00S" calcext:value-type="time">
            <text:p>13:10: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um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1H08M00S" calcext:value-type="time">
            <text:p>01:08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03M00S" calcext:value-type="time">
            <text:p>21:03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05M00S" calcext:value-type="time">
            <text:p>20:05: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02M00S" calcext:value-type="time">
            <text:p>17:02: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43M00S" calcext:value-type="time">
            <text:p>19:43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21M00S" calcext:value-type="time">
            <text:p>21:21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3H13M00S" calcext:value-type="time">
            <text:p>03:13: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6M00S" calcext:value-type="time">
            <text:p>11:06: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32M00S" calcext:value-type="time">
            <text:p>21:32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19M00S" calcext:value-type="time">
            <text:p>11:19: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10M00S" calcext:value-type="time">
            <text:p>21:10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51M00S" calcext:value-type="time">
            <text:p>09:51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41M00S" calcext:value-type="time">
            <text:p>19:41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43M00S" calcext:value-type="time">
            <text:p>09:43: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05M00S" calcext:value-type="time">
            <text:p>14:05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54M00S" calcext:value-type="time">
            <text:p>20:54: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12M00S" calcext:value-type="time">
            <text:p>19:12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50M00S" calcext:value-type="time">
            <text:p>21:50: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8H21M00S" calcext:value-type="time">
            <text:p>08: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18M00S" calcext:value-type="time">
            <text:p>17:18: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3H54M00S" calcext:value-type="time">
            <text:p>23:54: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0H23M00S" calcext:value-type="time">
            <text:p>00:23: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13M00S" calcext:value-type="time">
            <text:p>09:13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52M00S" calcext:value-type="time">
            <text:p>09:52: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9M00S" calcext:value-type="time">
            <text:p>11:09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6H47M00S" calcext:value-type="time">
            <text:p>16:4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8H02M00S" calcext:value-type="time">
            <text:p>18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8H10M00S" calcext:value-type="time">
            <text:p>18:10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02M00S" calcext:value-type="time">
            <text:p>20:02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0H43M00S" calcext:value-type="time">
            <text:p>20:4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31M00S" calcext:value-type="time">
            <text:p>15:31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26M00S" calcext:value-type="time">
            <text:p>17:26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6H25M00S" calcext:value-type="time">
            <text:p>06:2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24M00S" calcext:value-type="time">
            <text:p>07:24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6H28M00S" calcext:value-type="time">
            <text:p>06:28: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18M00S" calcext:value-type="time">
            <text:p>07:18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08M00S" calcext:value-type="time">
            <text:p>13:08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49M00S" calcext:value-type="time">
            <text:p>15:49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5H43M00S" calcext:value-type="time">
            <text:p>05:4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35M00S" calcext:value-type="time">
            <text:p>07:35: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2H57M00S" calcext:value-type="time">
            <text:p>12:57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22M00S" calcext:value-type="time">
            <text:p>13:22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53M00S" calcext:value-type="time">
            <text:p>13:53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4H08M00S" calcext:value-type="time">
            <text:p>14:08: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2H22M00S" calcext:value-type="time">
            <text:p>12:2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18M00S" calcext:value-type="time">
            <text:p>19:18: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52M00S" calcext:value-type="time">
            <text:p>15:52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7H17M00S" calcext:value-type="time">
            <text:p>17:17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08M00S" calcext:value-type="time">
            <text:p>11:08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5H41M00S" calcext:value-type="time">
            <text:p>15:41: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12M00S" calcext:value-type="time">
            <text:p>19: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7H33M00S" calcext:value-type="time">
            <text:p>07:3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3H07M00S" calcext:value-type="time">
            <text:p>13:07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6H30M00S" calcext:value-type="time">
            <text:p>06:30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9H25M00S" calcext:value-type="time">
            <text:p>09:25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1H48M00S" calcext:value-type="time">
            <text:p>11:48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2H28M00S" calcext:value-type="time">
            <text:p>12:28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9H48M00S" calcext:value-type="time">
            <text:p>19:4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21H06M00S" calcext:value-type="time">
            <text:p>21:06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stagr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18H48M00S" calcext:value-type="time">
            <text:p>18:48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stagr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0:23:26.026503390</meta:creation-date>
    <dc:date>2023-02-03T19:54:25.333772429</dc:date>
    <meta:editing-duration>PT1H8M43S</meta:editing-duration>
    <meta:editing-cycles>4</meta:editing-cycles>
    <meta:generator>LibreOffice/7.4.4.2$Linux_X86_64 LibreOffice_project/40$Build-2</meta:generator>
    <meta:document-statistic meta:table-count="1" meta:cell-count="1001" meta:object-count="0"/>
  </office:meta>
</office:document-meta>
</file>